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6923" officeooo:paragraph-rsid="00166923"/>
    </style:style>
    <style:style style:name="P2" style:family="paragraph" style:parent-style-name="Standard">
      <style:text-properties fo:font-size="18pt" officeooo:rsid="00166923" officeooo:paragraph-rsid="00166923" style:font-size-asian="15.75pt" style:font-size-complex="18pt"/>
    </style:style>
    <style:style style:name="P3" style:family="paragraph" style:parent-style-name="Standard">
      <style:text-properties fo:color="#ff6600" fo:font-size="24pt" officeooo:rsid="00166923" officeooo:paragraph-rsid="00166923" style:font-size-asian="24pt" style:font-size-complex="24pt"/>
    </style:style>
    <style:style style:name="P4" style:family="paragraph" style:parent-style-name="Standard">
      <style:text-properties fo:font-size="18pt" officeooo:rsid="00166923" officeooo:paragraph-rsid="0019baaf" style:font-size-asian="15.75pt" style:font-size-complex="18pt"/>
    </style:style>
    <style:style style:name="P5" style:family="paragraph" style:parent-style-name="Standard">
      <style:text-properties fo:font-size="18pt" officeooo:rsid="00166923" officeooo:paragraph-rsid="00166923" style:font-size-asian="15.75pt" style:font-size-complex="18pt"/>
    </style:style>
    <style:style style:name="T1" style:family="text">
      <style:text-properties fo:color="#ff6600" fo:font-size="24pt" style:text-underline-style="solid" style:text-underline-width="auto" style:text-underline-color="font-color" style:font-size-asian="24pt" style:font-size-complex="24pt"/>
    </style:style>
    <style:style style:name="T2" style:family="text">
      <style:text-properties officeooo:rsid="0019baaf"/>
    </style:style>
    <style:style style:name="T3" style:family="text">
      <style:text-properties fo:color="#800000" fo:font-size="24pt" style:text-underline-style="solid" style:text-underline-width="auto" style:text-underline-color="font-color" style:font-size-asian="24pt" style:font-size-complex="24pt"/>
    </style:style>
    <style:style style:name="T4" style:family="text">
      <style:text-properties fo:color="#000000" fo:font-size="24pt" style:text-underline-style="solid" style:text-underline-width="auto" style:text-underline-color="font-color" style:font-size-asian="24pt" style:font-size-complex="2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tab/><text:tab/><text:tab/><text:tab/><text:span text:style-name="T4">Assignment for Chapter 1</text:span></text:p>
      <text:p text:style-name="P3"/>
      <text:p text:style-name="P2">1. What's a computer system?</text:p>
      <text:p text:style-name="P2"/>
      <text:p text:style-name="P2">2. There are 5 main parts of a computer system. What are <text:span text:style-name="T2">they</text:span>?</text:p>
      <text:p text:style-name="P2"/>
      <text:p text:style-name="P2">3. What are 5 input devices you know?</text:p>
      <text:p text:style-name="P2"/>
      <text:p text:style-name="P2">4. What are 5 output devices you know?</text:p>
      <text:p text:style-name="P2"/>
      <text:p text:style-name="P2">5. What is a variable? Give one scenario in which variables can be used.</text:p>
      <text:p text:style-name="P2"/>
      <text:p text:style-name="P2">6. What are the 5 basics of any programming language?</text:p>
      <text:p text:style-name="P2"/>
      <text:p text:style-name="P2">7. What are the main parts of a variable?</text:p>
      <text:p text:style-name="P2"/>
      <text:p text:style-name="P4">8. <text:span text:style-name="T2">What are “</text:span>control structures” in a programming language?</text:p>
      <text:p text:style-name="P2"/>
      <text:p text:style-name="P2">9. Give at least 3 possible types of data we can have in a programming language and give one example for each.</text:p>
      <text:p text:style-name="P2"/>
      <text:p text:style-name="P2">10. What checks for syntax errors in a program?</text:p>
      <text:p text:style-name="P2"/>
      <text:p text:style-name="P2">11. <text:span text:style-name="T2">W</text:span>hat is the difference between a compiler and an interpreter?</text:p>
      <text:p text:style-name="P2"/>
      <text:p text:style-name="P2">12. Who is the father of Python?</text:p>
      <text:p text:style-name="P2"/>
      <text:p text:style-name="P2">13. What makes Python different?</text:p>
      <text:p text:style-name="P2"/>
      <text:p text:style-name="P2">14. Give at least 3 aspects that determine the syntax of a program.</text:p>
      <text:p text:style-name="P2"/>
      <text:p text:style-name="P2">15. Would like to learn Python? Why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1T19:09:24.661266235</meta:creation-date>
    <meta:generator>LibreOffice/5.1.2.2$MacOSX_X86_64 LibreOffice_project/d3bf12ecb743fc0d20e0be0c58ca359301eb705f</meta:generator>
    <dc:date>2016-07-12T14:55:39.742008000</dc:date>
    <meta:editing-duration>PT2M16S</meta:editing-duration>
    <meta:editing-cycles>4</meta:editing-cycles>
    <meta:document-statistic meta:table-count="0" meta:image-count="0" meta:object-count="0" meta:page-count="1" meta:paragraph-count="16" meta:word-count="154" meta:character-count="807" meta:non-whitespace-character-count="665"/>
  </office:meta>
</office:document-meta>
</file>